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128d" officeooo:paragraph-rsid="001212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Art of Creating</text:p>
      <text:p text:style-name="P1"/>
      <text:p text:style-name="P1">Modern Folk Jewelry</text:p>
      <text:p text:style-name="P1"/>
      <text:p text:style-name="P1">The world's first jewerly artist made her first</text:p>
      <text:p text:style-name="P1"/>
      <text:p text:style-name="P1">How did you get into design?</text:p>
      <text:p text:style-name="P1"/>
      <text:p text:style-name="P1">I went to a design exhibition in college at California State University. Whereas back at the time, I didn't even realize that designing things like art element. Before it never was a profession – but as soon as I did, I changed my way around desig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22:24:26.631880000</meta:creation-date>
    <meta:generator>LibreOffice/5.0.3.2$MacOSX_X86_64 LibreOffice_project/e5f16313668ac592c1bfb310f4390624e3dbfb75</meta:generator>
    <dc:date>2016-02-12T22:27:04.065426000</dc:date>
    <meta:editing-duration>PT2M39S</meta:editing-duration>
    <meta:editing-cycles>1</meta:editing-cycles>
    <meta:document-statistic meta:table-count="0" meta:image-count="0" meta:object-count="0" meta:page-count="1" meta:paragraph-count="5" meta:word-count="66" meta:character-count="362" meta:non-whitespace-character-count="300"/>
  </office:meta>
</office:document-meta>
</file>